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.sm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Sm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Polic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polic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setPolicyManager( PolicyManager polic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setSmsManager( SmsManager sms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